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Courier New"/>
    </style:style>
    <style:style style:name="P2" style:family="paragraph" style:parent-style-name="Standard">
      <style:text-properties style:font-name="Courier New" officeooo:rsid="001ac4aa" officeooo:paragraph-rsid="001ac4aa"/>
    </style:style>
    <style:style style:name="P3" style:family="paragraph" style:parent-style-name="Standard">
      <style:text-properties style:font-name="Courier New" fo:font-size="15pt" fo:font-weight="bold" officeooo:rsid="001c2749" officeooo:paragraph-rsid="001ac4aa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Courier New" fo:font-size="15pt" fo:font-weight="bold" officeooo:rsid="001c2749" officeooo:paragraph-rsid="001c8f25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Courier New" fo:font-size="15pt" fo:font-weight="normal" officeooo:rsid="001ac4aa" officeooo:paragraph-rsid="001ac4aa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Courier New" fo:font-size="15pt" fo:font-weight="normal" officeooo:rsid="001ac4aa" officeooo:paragraph-rsid="001c8f25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Courier New" fo:font-size="15pt" fo:font-weight="normal" officeooo:rsid="001ac4aa" officeooo:paragraph-rsid="0022f01c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Courier New" fo:font-size="15pt" fo:font-weight="normal" officeooo:rsid="001ac4aa" officeooo:paragraph-rsid="0024eea3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Courier New" fo:font-size="15pt" fo:font-weight="normal" officeooo:rsid="001ac4aa" officeooo:paragraph-rsid="0026e85a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Courier New" fo:font-size="15pt" fo:font-weight="normal" officeooo:rsid="001ac4aa" officeooo:paragraph-rsid="0028799c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Courier New" fo:font-size="15pt" style:text-underline-style="none" fo:font-weight="normal" officeooo:rsid="001ac4aa" officeooo:paragraph-rsid="001ac4aa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Courier New" fo:font-size="15pt" style:text-underline-style="none" fo:font-weight="normal" officeooo:rsid="001ac4aa" officeooo:paragraph-rsid="001c8f25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Courier New" fo:font-size="15pt" style:text-underline-style="none" fo:font-weight="normal" officeooo:rsid="001ac4aa" officeooo:paragraph-rsid="0022f01c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Courier New" fo:font-size="15pt" style:text-underline-style="none" fo:font-weight="normal" officeooo:rsid="001ac4aa" officeooo:paragraph-rsid="0026e85a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Courier New" fo:font-size="15pt" style:text-underline-style="none" fo:font-weight="normal" officeooo:rsid="001ac4aa" officeooo:paragraph-rsid="0028799c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Courier New" fo:font-size="15pt" style:text-underline-style="none" fo:font-weight="normal" officeooo:rsid="001c8f25" officeooo:paragraph-rsid="001c8f25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Courier New" fo:font-size="15pt" style:text-underline-style="none" fo:font-weight="normal" officeooo:rsid="001c8f25" officeooo:paragraph-rsid="001d3201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Courier New" fo:font-size="15pt" style:text-underline-style="none" fo:font-weight="normal" officeooo:rsid="001c8f25" officeooo:paragraph-rsid="0022f01c" style:font-size-asian="15pt" style:font-weight-asian="normal" style:font-size-complex="15pt" style:font-weight-complex="normal"/>
    </style:style>
    <style:style style:name="P19" style:family="paragraph" style:parent-style-name="Standard">
      <style:text-properties style:font-name="Courier New" fo:font-size="15pt" style:text-underline-style="none" fo:font-weight="normal" officeooo:rsid="001c8f25" officeooo:paragraph-rsid="0026e85a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Courier New" fo:font-size="15pt" style:text-underline-style="none" fo:font-weight="normal" officeooo:rsid="001c8f25" officeooo:paragraph-rsid="0028799c" style:font-size-asian="15pt" style:font-weight-asian="normal" style:font-size-complex="15pt" style:font-weight-complex="normal"/>
    </style:style>
    <style:style style:name="P21" style:family="paragraph" style:parent-style-name="Standard">
      <style:text-properties style:font-name="Courier New" fo:font-size="15pt" style:text-underline-style="none" fo:font-weight="normal" officeooo:rsid="001f1951" officeooo:paragraph-rsid="001f1951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Courier New" fo:font-size="15pt" style:text-underline-style="none" fo:font-weight="normal" officeooo:rsid="001f1951" officeooo:paragraph-rsid="00225b1c" style:font-size-asian="15pt" style:font-weight-asian="normal" style:font-size-complex="15pt" style:font-weight-complex="normal"/>
    </style:style>
    <style:style style:name="P23" style:family="paragraph" style:parent-style-name="Standard">
      <style:text-properties style:font-name="Courier New" fo:font-size="15pt" style:text-underline-style="none" fo:font-weight="normal" officeooo:rsid="001f1951" officeooo:paragraph-rsid="0022dfef" style:font-size-asian="15pt" style:font-weight-asian="normal" style:font-size-complex="15pt" style:font-weight-complex="normal"/>
    </style:style>
    <style:style style:name="P24" style:family="paragraph" style:parent-style-name="Standard">
      <style:text-properties style:font-name="Courier New" fo:font-size="15pt" style:text-underline-style="none" fo:font-weight="normal" officeooo:rsid="001f1951" officeooo:paragraph-rsid="0022f01c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Courier New" fo:font-size="15pt" style:text-underline-style="none" fo:font-weight="normal" officeooo:rsid="001f1951" officeooo:paragraph-rsid="0026e85a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Courier New" fo:font-size="15pt" style:text-underline-style="none" fo:font-weight="normal" officeooo:rsid="001f1951" officeooo:paragraph-rsid="0028799c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Courier New" fo:font-size="15pt" style:text-underline-style="none" fo:font-weight="normal" officeooo:rsid="001f1951" officeooo:paragraph-rsid="002a9ee6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Courier New" fo:font-size="15pt" style:text-underline-style="solid" style:text-underline-width="auto" style:text-underline-color="font-color" fo:font-weight="normal" officeooo:rsid="001ac4aa" officeooo:paragraph-rsid="001ac4aa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Courier New" fo:font-size="15pt" style:text-underline-style="solid" style:text-underline-width="auto" style:text-underline-color="font-color" fo:font-weight="normal" officeooo:rsid="001ac4aa" officeooo:paragraph-rsid="001c8f25" style:font-size-asian="15pt" style:font-weight-asian="normal" style:font-size-complex="15pt" style:font-weight-complex="normal"/>
    </style:style>
    <style:style style:name="P30" style:family="paragraph" style:parent-style-name="Standard">
      <style:text-properties style:font-name="Courier New" fo:font-size="15pt" style:text-underline-style="solid" style:text-underline-width="auto" style:text-underline-color="font-color" fo:font-weight="normal" officeooo:rsid="001ac4aa" officeooo:paragraph-rsid="0022f01c" style:font-size-asian="15pt" style:font-weight-asian="normal" style:font-size-complex="15pt" style:font-weight-complex="normal"/>
    </style:style>
    <style:style style:name="P31" style:family="paragraph" style:parent-style-name="Standard">
      <style:text-properties style:font-name="Courier New" fo:font-size="15pt" style:text-underline-style="solid" style:text-underline-width="auto" style:text-underline-color="font-color" fo:font-weight="normal" officeooo:rsid="001ac4aa" officeooo:paragraph-rsid="0026e85a" style:font-size-asian="15pt" style:font-weight-asian="normal" style:font-size-complex="15pt" style:font-weight-complex="normal"/>
    </style:style>
    <style:style style:name="P32" style:family="paragraph" style:parent-style-name="Standard">
      <style:text-properties style:font-name="Courier New" fo:font-size="15pt" style:text-underline-style="solid" style:text-underline-width="auto" style:text-underline-color="font-color" fo:font-weight="normal" officeooo:rsid="001ac4aa" officeooo:paragraph-rsid="0028799c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bold" officeooo:rsid="001c2749" officeooo:paragraph-rsid="001c8f25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1c2749" officeooo:paragraph-rsid="0022f01c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1c2749" officeooo:paragraph-rsid="0028799c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font-weight="bold" officeooo:rsid="001db925" officeooo:paragraph-rsid="0026e85a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style:text-underline-style="none" fo:font-weight="bold" officeooo:rsid="001c2749" officeooo:paragraph-rsid="0022f01c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5pt" fo:font-weight="bold" officeooo:rsid="001c2749" officeooo:paragraph-rsid="0026e85a" style:font-size-asian="15pt" style:font-weight-asian="bold" style:font-size-complex="15pt" style:font-weight-complex="bold"/>
    </style:style>
    <style:style style:name="T1" style:family="text">
      <style:text-properties officeooo:rsid="001ac4aa"/>
    </style:style>
    <style:style style:name="T2" style:family="text">
      <style:text-properties officeooo:rsid="00225d0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c4aa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25b1c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f12b1"/>
    </style:style>
    <style:style style:name="T9" style:family="text">
      <style:text-properties style:text-underline-style="none" officeooo:rsid="00236da8"/>
    </style:style>
    <style:style style:name="T10" style:family="text">
      <style:text-properties style:text-underline-style="none" officeooo:rsid="00256ff7"/>
    </style:style>
    <style:style style:name="T11" style:family="text">
      <style:text-properties officeooo:rsid="00209eb2"/>
    </style:style>
    <style:style style:name="T12" style:family="text">
      <style:text-properties officeooo:rsid="00225b1c"/>
    </style:style>
    <style:style style:name="T13" style:family="text">
      <style:text-properties officeooo:rsid="0022dfef"/>
    </style:style>
    <style:style style:name="T14" style:family="text">
      <style:text-properties style:text-underline-style="long-dash" style:text-underline-width="auto" style:text-underline-color="font-color" officeooo:rsid="0022f01c"/>
    </style:style>
    <style:style style:name="T15" style:family="text">
      <style:text-properties style:text-underline-style="long-dash" style:text-underline-width="auto" style:text-underline-color="font-color" officeooo:rsid="00256f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14</text:h>
      <text:p text:style-name="P2"/>
      <text:p text:style-name="P3">1. Regla de transformación de <text:span text:style-name="T2">e</text:span>ntidades y atributos.</text:p>
      <text:p text:style-name="P3"/>
      <text:p text:style-name="P5">Grupos (<text:span text:style-name="T4">#id</text:span><text:span text:style-name="T7">, <text:s/>tipo, nacionalidad, nombre_artístico)</text:span></text:p>
      <text:p text:style-name="P11"/>
      <text:p text:style-name="P5"><text:span text:style-name="T7">Musicos (</text:span><text:span text:style-name="T4">#id</text:span><text:span text:style-name="T7">, nombre, apellidos, tipo, nacionalidad)</text:span></text:p>
      <text:p text:style-name="P11"/>
      <text:p text:style-name="P5"><text:span text:style-name="T7">Albumes (</text:span><text:span text:style-name="T4">#id</text:span><text:span text:style-name="T7">, fecha, titulo, productora)</text:span></text:p>
      <text:p text:style-name="P11"/>
      <text:p text:style-name="P5"><text:span text:style-name="T7">Canciones (</text:span><text:span text:style-name="T4">#id</text:span><text:span text:style-name="T7">, letra duracion, titulo)</text:span></text:p>
      <text:p text:style-name="P11"/>
      <text:p text:style-name="P5"><text:span text:style-name="T7">Usuarios (</text:span><text:span text:style-name="T4">#id</text:span><text:span text:style-name="T7">, email, usuario, </text:span><text:span text:style-name="T3">codigo)</text:span></text:p>
      <text:p text:style-name="P28"/>
      <text:p text:style-name="P11">Registrados (<text:span text:style-name="T4">#id_usuario)</text:span></text:p>
      <text:p text:style-name="P11"/>
      <text:p text:style-name="P11">Editores (<text:span text:style-name="T4">#id_usuario,</text:span> tipo_musica, <text:span text:style-name="T3">num_registro</text:span>, componentes)</text:p>
      <text:p text:style-name="P11"/>
      <text:p text:style-name="P17">Premiums <text:span text:style-name="T1">(</text:span><text:span text:style-name="T5">#id_usuario,</text:span><text:span text:style-name="T1"> </text:span>fecha_fin<text:span text:style-name="T1">, </text:span>fecha_contrato<text:span text:style-name="T1">, </text:span>importe<text:span text:style-name="T1">)</text:span></text:p>
      <text:p text:style-name="P11"/>
      <text:p text:style-name="P33">2. Regla M:N.</text:p>
      <text:p text:style-name="P4"/>
      <text:p text:style-name="P6">Grupos (<text:span text:style-name="T4">#id</text:span><text:span text:style-name="T7">, <text:s/>tipo, nacionalidad, nombre_artístico)</text:span></text:p>
      <text:p text:style-name="P12"/>
      <text:p text:style-name="P6"><text:span text:style-name="T7">Musicos (</text:span><text:span text:style-name="T4">#id</text:span><text:span text:style-name="T7">, nombre, apellidos, tipo, nacionalidad)</text:span></text:p>
      <text:p text:style-name="P12"/>
      <text:p text:style-name="P6"><text:span text:style-name="T7">Albumes (</text:span><text:span text:style-name="T4">#id</text:span><text:span text:style-name="T7">, fecha, titulo, productora)</text:span></text:p>
      <text:p text:style-name="P12"/>
      <text:p text:style-name="P6"><text:span text:style-name="T7">Canciones (</text:span><text:span text:style-name="T4">#id</text:span><text:span text:style-name="T7">, letra duracion, titulo)</text:span></text:p>
      <text:p text:style-name="P12"/>
      <text:p text:style-name="P6"><text:span text:style-name="T7">Usuarios (</text:span><text:span text:style-name="T4">#id</text:span><text:span text:style-name="T7">, email, usuario, </text:span><text:span text:style-name="T3">codigo)</text:span></text:p>
      <text:p text:style-name="P29"/>
      <text:p text:style-name="P12">Registrados (<text:span text:style-name="T4">#id_usuario)</text:span></text:p>
      <text:p text:style-name="P12"/>
      <text:p text:style-name="P12">Editores (<text:span text:style-name="T4">#id_usuario,</text:span> tipo_musica, <text:span text:style-name="T3">num_registro</text:span>, componentes)</text:p>
      <text:p text:style-name="P12"/>
      <text:p text:style-name="P16">Premiums <text:span text:style-name="T1">(</text:span><text:span text:style-name="T5">#id_usuario,</text:span><text:span text:style-name="T1"> </text:span>fecha_fin<text:span text:style-name="T1">, </text:span>fecha_contrato<text:span text:style-name="T1">, </text:span>importe<text:span text:style-name="T1">)</text:span></text:p>
      <text:p text:style-name="P16"><text:soft-page-break/></text:p>
      <text:p text:style-name="P21"/>
      <text:p text:style-name="P21"/>
      <text:p text:style-name="P21">Pertenece (<text:span text:style-name="T4">#id_cancion, #id_album)</text:span></text:p>
      <text:p text:style-name="P21"><text:s text:c="7"/>id_cancion → Canciones (MC,B<text:span text:style-name="T11">R</text:span>)</text:p>
      <text:p text:style-name="P21"><text:s text:c="7"/>id_album → Albumes (MC,B<text:span text:style-name="T11">R</text:span>)</text:p>
      <text:p text:style-name="P21"/>
      <text:p text:style-name="P22"><text:span text:style-name="T12">Pueden_descargar</text:span> (<text:span text:style-name="T4">#id_cancion, #id_</text:span><text:span text:style-name="T6">usuariopremium</text:span><text:span text:style-name="T4">)</text:span></text:p>
      <text:p text:style-name="P22"><text:s text:c="7"/>id_<text:span text:style-name="T12">usuariopremium</text:span> → <text:span text:style-name="T12">Premium</text:span> (MC,B<text:span text:style-name="T11">R</text:span>)</text:p>
      <text:p text:style-name="P22"><text:s text:c="7"/>id_<text:span text:style-name="T12">cancion</text:span> → <text:span text:style-name="T12">Canciones</text:span> (MC,B<text:span text:style-name="T11">R</text:span>)</text:p>
      <text:p text:style-name="P22"/>
      <text:p text:style-name="P23"><text:span text:style-name="T12">Pueden_</text:span><text:span text:style-name="T13">escuchar</text:span> (<text:span text:style-name="T4">#id_cancion, #id_</text:span><text:span text:style-name="T6">usuario</text:span><text:span text:style-name="T4">)</text:span></text:p>
      <text:p text:style-name="P23"><text:s text:c="7"/>id_<text:span text:style-name="T12">usuario</text:span> → <text:span text:style-name="T13">Usuarios</text:span> (MC,B<text:span text:style-name="T11">R</text:span>)</text:p>
      <text:p text:style-name="P23"><text:s text:c="7"/>id_<text:span text:style-name="T12">cancion</text:span> → <text:span text:style-name="T12">Canciones</text:span> (MC,B<text:span text:style-name="T11">R</text:span>)</text:p>
      <text:p text:style-name="P22"/>
      <text:p text:style-name="P34"><text:span text:style-name="T7">3. Regla </text:span><text:span text:style-name="T8">1</text:span><text:span text:style-name="T7">:N</text:span></text:p>
      <text:p text:style-name="P37"/>
      <text:p text:style-name="P37"/>
      <text:p text:style-name="P7">Grupos (<text:span text:style-name="T4">#id</text:span><text:span text:style-name="T7">, <text:s/>tipo, nacionalidad, nombre_artístico)</text:span></text:p>
      <text:p text:style-name="P13"/>
      <text:p text:style-name="P7"><text:span text:style-name="T7">Musicos (</text:span><text:span text:style-name="T4">#id</text:span><text:span text:style-name="T7">, nombre, apellidos, tipo, nacionalidad, </text:span><text:span text:style-name="T14">id_grupo</text:span><text:span text:style-name="T7">)</text:span></text:p>
      <text:p text:style-name="P7"><text:span text:style-name="T7"><text:s text:c="8"/></text:span><text:span text:style-name="T9">id_grupo → Grupos(MC,BN)</text:span></text:p>
      <text:p text:style-name="P13"/>
      <text:p text:style-name="P8"><text:span text:style-name="T7">Albumes (</text:span><text:span text:style-name="T4">#id</text:span><text:span text:style-name="T7">, fecha, titulo, productora, </text:span><text:span text:style-name="T14">id_grupo</text:span><text:span text:style-name="T7">)</text:span></text:p>
      <text:p text:style-name="P8"><text:span text:style-name="T7"><text:s text:c="8"/></text:span><text:span text:style-name="T9">id_grupo → Grupos(MC,BN)</text:span></text:p>
      <text:p text:style-name="P13"/>
      <text:p text:style-name="P7"><text:span text:style-name="T7">Canciones (</text:span><text:span text:style-name="T4">#id</text:span><text:span text:style-name="T7">, letra duracion, titulo, </text:span><text:span text:style-name="T15">id_editor</text:span><text:span text:style-name="T7">)</text:span></text:p>
      <text:p text:style-name="P7"><text:span text:style-name="T7"><text:s text:c="8"/></text:span><text:span text:style-name="T10">id_editor → Editores(MC,BN)</text:span></text:p>
      <text:p text:style-name="P13"/>
      <text:p text:style-name="P7"><text:span text:style-name="T7">Usuarios (</text:span><text:span text:style-name="T4">#id</text:span><text:span text:style-name="T7">, email, usuario, </text:span><text:span text:style-name="T3">codigo)</text:span></text:p>
      <text:p text:style-name="P30"/>
      <text:p text:style-name="P13">Registrados (<text:span text:style-name="T4">#id_usuario)</text:span></text:p>
      <text:p text:style-name="P13"/>
      <text:p text:style-name="P13">Editores (<text:span text:style-name="T4">#id_usuario,</text:span> tipo_musica, <text:span text:style-name="T3">num_registro</text:span>, componentes)</text:p>
      <text:p text:style-name="P13"/>
      <text:p text:style-name="P18">Premiums <text:span text:style-name="T1">(</text:span><text:span text:style-name="T5">#id_usuario,</text:span><text:span text:style-name="T1"> </text:span>fecha_fin<text:span text:style-name="T1">, </text:span>fecha_contrato<text:span text:style-name="T1">, </text:span>importe<text:span text:style-name="T1">)</text:span></text:p>
      <text:p text:style-name="P24"/>
      <text:p text:style-name="P24">Pertenece (<text:span text:style-name="T4">#id_cancion, #id_album)</text:span></text:p>
      <text:p text:style-name="P24"><text:s text:c="7"/>id_cancion → Canciones (MC,B<text:span text:style-name="T11">R</text:span>)</text:p>
      <text:p text:style-name="P24"><text:soft-page-break/><text:s text:c="7"/>id_album → Albumes (MC,B<text:span text:style-name="T11">R</text:span>)</text:p>
      <text:p text:style-name="P24"/>
      <text:p text:style-name="P24"><text:span text:style-name="T12">Pueden_descargar</text:span> (<text:span text:style-name="T4">#id_cancion, #id_</text:span><text:span text:style-name="T6">usuariopremium</text:span><text:span text:style-name="T4">)</text:span></text:p>
      <text:p text:style-name="P24"><text:s text:c="7"/>id_<text:span text:style-name="T12">usuariopremium</text:span> → <text:span text:style-name="T12">Premium</text:span> (MC,B<text:span text:style-name="T11">R</text:span>)</text:p>
      <text:p text:style-name="P24"><text:s text:c="7"/>id_<text:span text:style-name="T12">cancion</text:span> → <text:span text:style-name="T12">Canciones</text:span> (MC,B<text:span text:style-name="T11">R</text:span>)</text:p>
      <text:p text:style-name="P24"/>
      <text:p text:style-name="P24"><text:span text:style-name="T12">Pueden_</text:span><text:span text:style-name="T13">escuchar</text:span> (<text:span text:style-name="T4">#id_cancion, #id_</text:span><text:span text:style-name="T6">usuario</text:span><text:span text:style-name="T4">)</text:span></text:p>
      <text:p text:style-name="P24"><text:s text:c="7"/>id_<text:span text:style-name="T12">usuario</text:span> → <text:span text:style-name="T13">Usuarios</text:span> (MC,B<text:span text:style-name="T11">R</text:span>)</text:p>
      <text:p text:style-name="P24"><text:s text:c="7"/>id_<text:span text:style-name="T12">cancion</text:span> → <text:span text:style-name="T12">Canciones</text:span> (MC,B<text:span text:style-name="T11">R</text:span>)</text:p>
      <text:p text:style-name="P24"/>
      <text:p text:style-name="P38">4. Regla 1:1</text:p>
      <text:p text:style-name="P36"/>
      <text:p text:style-name="P9">Grupos (<text:span text:style-name="T4">#id</text:span><text:span text:style-name="T7">, <text:s/>tipo, nacionalidad, nombre_artístico)</text:span></text:p>
      <text:p text:style-name="P14"/>
      <text:p text:style-name="P9"><text:span text:style-name="T7">Musicos (</text:span><text:span text:style-name="T4">#id</text:span><text:span text:style-name="T7">, nombre, apellidos, tipo, nacionalidad, </text:span><text:span text:style-name="T14">id_grupo</text:span><text:span text:style-name="T7">)</text:span></text:p>
      <text:p text:style-name="P9"><text:span text:style-name="T7"><text:s text:c="8"/></text:span><text:span text:style-name="T9">id_grupo → Grupos(MC,BN)</text:span></text:p>
      <text:p text:style-name="P14"/>
      <text:p text:style-name="P9"><text:span text:style-name="T7">Albumes (</text:span><text:span text:style-name="T4">#id</text:span><text:span text:style-name="T7">, fecha, titulo, productora, </text:span><text:span text:style-name="T14">id_grupo</text:span><text:span text:style-name="T7">)</text:span></text:p>
      <text:p text:style-name="P9"><text:span text:style-name="T7"><text:s text:c="8"/></text:span><text:span text:style-name="T9">id_grupo → Grupos(MC,BN)</text:span></text:p>
      <text:p text:style-name="P14"/>
      <text:p text:style-name="P9"><text:span text:style-name="T7">Canciones (</text:span><text:span text:style-name="T4">#id</text:span><text:span text:style-name="T7">, letra duracion, titulo, </text:span><text:span text:style-name="T15">id_editor</text:span><text:span text:style-name="T7">)</text:span></text:p>
      <text:p text:style-name="P9"><text:span text:style-name="T7"><text:s text:c="8"/></text:span><text:span text:style-name="T10">id_editor → Editores(MC,BN)</text:span></text:p>
      <text:p text:style-name="P14"/>
      <text:p text:style-name="P9"><text:span text:style-name="T7">Usuarios (</text:span><text:span text:style-name="T4">#id</text:span><text:span text:style-name="T7">, email, usuario, </text:span><text:span text:style-name="T3">codigo)</text:span></text:p>
      <text:p text:style-name="P31"/>
      <text:p text:style-name="P14">Registrados (<text:span text:style-name="T4">#id_usuario)</text:span></text:p>
      <text:p text:style-name="P14"/>
      <text:p text:style-name="P14">Editores (<text:span text:style-name="T4">#id_usuario,</text:span> tipo_musica, <text:span text:style-name="T3">num_registro</text:span>, componentes)</text:p>
      <text:p text:style-name="P14"/>
      <text:p text:style-name="P19">Premiums <text:span text:style-name="T1">(</text:span><text:span text:style-name="T5">#id_usuario,</text:span><text:span text:style-name="T1"> </text:span>fecha_fin<text:span text:style-name="T1">, </text:span>fecha_contrato<text:span text:style-name="T1">, </text:span>importe<text:span text:style-name="T1">)</text:span></text:p>
      <text:p text:style-name="P25"/>
      <text:p text:style-name="P25">Pertenece (<text:span text:style-name="T4">#id_cancion, #id_album)</text:span></text:p>
      <text:p text:style-name="P25"><text:s text:c="7"/>id_cancion → Canciones (MC,B<text:span text:style-name="T11">R</text:span>)</text:p>
      <text:p text:style-name="P25"><text:s text:c="7"/>id_album → Albumes (MC,B<text:span text:style-name="T11">R</text:span>)</text:p>
      <text:p text:style-name="P25"/>
      <text:p text:style-name="P25"><text:span text:style-name="T12">Pueden_descargar</text:span> (<text:span text:style-name="T4">#id_cancion, #id_</text:span><text:span text:style-name="T6">usuariopremium</text:span><text:span text:style-name="T4">)</text:span></text:p>
      <text:p text:style-name="P25"><text:s text:c="7"/>id_<text:span text:style-name="T12">usuariopremium</text:span> → <text:span text:style-name="T12">Premium</text:span> (MC,B<text:span text:style-name="T11">R</text:span>)</text:p>
      <text:p text:style-name="P25"><text:s text:c="7"/>id_<text:span text:style-name="T12">cancion</text:span> → <text:span text:style-name="T12">Canciones</text:span> (MC,B<text:span text:style-name="T11">R</text:span>)</text:p>
      <text:p text:style-name="P25"/>
      <text:p text:style-name="P25"><text:soft-page-break/><text:span text:style-name="T12">Pueden_</text:span><text:span text:style-name="T13">escuchar</text:span> (<text:span text:style-name="T4">#id_cancion, #id_</text:span><text:span text:style-name="T6">usuario</text:span><text:span text:style-name="T4">)</text:span></text:p>
      <text:p text:style-name="P25"><text:s text:c="7"/>id_<text:span text:style-name="T12">usuario</text:span> → <text:span text:style-name="T13">Usuarios</text:span> (MC,B<text:span text:style-name="T11">R</text:span>)</text:p>
      <text:p text:style-name="P25"><text:s text:c="7"/>id_<text:span text:style-name="T12">cancion</text:span> → <text:span text:style-name="T12">Canciones</text:span> (MC,B<text:span text:style-name="T11">R</text:span>)</text:p>
      <text:p text:style-name="P25"/>
      <text:p text:style-name="P35">5. Modelo Relacional Definitivo</text:p>
      <text:p text:style-name="P24"/>
      <text:p text:style-name="P10">Grupos (<text:span text:style-name="T4">#id</text:span><text:span text:style-name="T7">, <text:s/>tipo, nacionalidad, nombre_artístico)</text:span></text:p>
      <text:p text:style-name="P15"/>
      <text:p text:style-name="P10"><text:span text:style-name="T7">Musicos (</text:span><text:span text:style-name="T4">#id</text:span><text:span text:style-name="T7">, nombre, apellidos, tipo, nacionalidad, </text:span><text:span text:style-name="T14">id_grupo</text:span><text:span text:style-name="T7">)</text:span></text:p>
      <text:p text:style-name="P10"><text:span text:style-name="T7"><text:s text:c="8"/></text:span><text:span text:style-name="T9">id_grupo → Grupos(MC,BN)</text:span></text:p>
      <text:p text:style-name="P15"/>
      <text:p text:style-name="P10"><text:span text:style-name="T7">Albumes (</text:span><text:span text:style-name="T4">#id</text:span><text:span text:style-name="T7">, fecha, titulo, productora, </text:span><text:span text:style-name="T14">id_grupo</text:span><text:span text:style-name="T7">)</text:span></text:p>
      <text:p text:style-name="P10"><text:span text:style-name="T7"><text:s text:c="8"/></text:span><text:span text:style-name="T9">id_grupo → Grupos(MC,BN)</text:span></text:p>
      <text:p text:style-name="P15"/>
      <text:p text:style-name="P10"><text:span text:style-name="T7">Canciones (</text:span><text:span text:style-name="T4">#id</text:span><text:span text:style-name="T7">, letra duracion, titulo, </text:span><text:span text:style-name="T15">id_editor</text:span><text:span text:style-name="T7">)</text:span></text:p>
      <text:p text:style-name="P10"><text:span text:style-name="T7"><text:s text:c="8"/></text:span><text:span text:style-name="T10">id_editor → Editores(MC,BN)</text:span></text:p>
      <text:p text:style-name="P15"/>
      <text:p text:style-name="P10"><text:span text:style-name="T7">Usuarios (</text:span><text:span text:style-name="T4">#id</text:span><text:span text:style-name="T7">, email, usuario, </text:span><text:span text:style-name="T3">codigo)</text:span></text:p>
      <text:p text:style-name="P32"/>
      <text:p text:style-name="P15">Registrados (<text:span text:style-name="T4">#id_usuario)</text:span></text:p>
      <text:p text:style-name="P15"/>
      <text:p text:style-name="P15">Editores (<text:span text:style-name="T4">#id_usuario,</text:span> tipo_musica, <text:span text:style-name="T3">num_registro</text:span>, componentes)</text:p>
      <text:p text:style-name="P15"/>
      <text:p text:style-name="P20">Premiums <text:span text:style-name="T1">(</text:span><text:span text:style-name="T5">#id_usuario,</text:span><text:span text:style-name="T1"> </text:span>fecha_fin<text:span text:style-name="T1">, </text:span>fecha_contrato<text:span text:style-name="T1">, </text:span>importe<text:span text:style-name="T1">)</text:span></text:p>
      <text:p text:style-name="P26"/>
      <text:p text:style-name="P26">Pertenece (<text:span text:style-name="T4">#id_cancion, #id_album)</text:span></text:p>
      <text:p text:style-name="P26"><text:s text:c="7"/>id_cancion → Canciones (MC,B<text:span text:style-name="T11">R</text:span>)</text:p>
      <text:p text:style-name="P26"><text:s text:c="7"/>id_album → Albumes (MC,B<text:span text:style-name="T11">R</text:span>)</text:p>
      <text:p text:style-name="P26"/>
      <text:p text:style-name="P26"><text:span text:style-name="T12">Pueden_descargar</text:span> (<text:span text:style-name="T4">#id_cancion, #id_</text:span><text:span text:style-name="T6">usuariopremium</text:span><text:span text:style-name="T4">)</text:span></text:p>
      <text:p text:style-name="P26"><text:s text:c="7"/>id_<text:span text:style-name="T12">usuariopremium</text:span> → <text:span text:style-name="T12">Premium</text:span> (MC,B<text:span text:style-name="T11">R</text:span>)</text:p>
      <text:p text:style-name="P26"><text:s text:c="7"/>id_<text:span text:style-name="T12">cancion</text:span> → <text:span text:style-name="T12">Canciones</text:span> (MC,B<text:span text:style-name="T11">R</text:span>)</text:p>
      <text:p text:style-name="P26"/>
      <text:p text:style-name="P27"><text:span text:style-name="T12">Pueden_</text:span><text:span text:style-name="T13">escuchar</text:span> (<text:span text:style-name="T4">#id_cancion, #id_</text:span><text:span text:style-name="T6">usuario</text:span><text:span text:style-name="T4">)</text:span></text:p>
      <text:p text:style-name="P27"><text:s text:c="7"/>id_<text:span text:style-name="T12">usuario</text:span> → <text:span text:style-name="T13">Usuarios</text:span> (MC,B<text:span text:style-name="T11">R</text:span>)</text:p>
      <text:p text:style-name="P27"><text:s text:c="7"/>id_<text:span text:style-name="T12">cancion</text:span> → <text:span text:style-name="T12">Canciones</text:span> (MC,B<text:span text:style-name="T11">R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3:19:49.646000000</meta:creation-date>
    <dc:date>2023-12-12T10:48:06.839000000</dc:date>
    <meta:editing-duration>PT1H7M5S</meta:editing-duration>
    <meta:editing-cycles>18</meta:editing-cycles>
    <meta:generator>LibreOffice/7.5.6.2$Windows_X86_64 LibreOffice_project/f654817fb68d6d4600d7d2f6b647e47729f55f15</meta:generator>
    <meta:document-statistic meta:table-count="0" meta:image-count="0" meta:object-count="0" meta:page-count="4" meta:paragraph-count="91" meta:word-count="381" meta:character-count="3741" meta:non-whitespace-character-count="3206"/>
  </office:meta>
</office:document-meta>
</file>